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loext:p draw:notify-on-update-of-ranges="Sheet1.A2:Sheet1.A25 Sheet1.B1:Sheet1.B1 Sheet1.B2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/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/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/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/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9">00/00/0000</text:date>, <text:time style:data-style-name="N2" text:time-value="09:48:37.871977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8-19T09:49:03.285887651</dc:date>
    <meta:editing-duration>PT18M1S</meta:editing-duration>
    <meta:editing-cycles>10</meta:editing-cycles>
    <meta:generator>LibreOffice/5.1.4.2$MacOSX_X86_64 LibreOffice_project/f99d75f39f1c57ebdd7ffc5f42867c12031db97a</meta:generator>
    <meta:document-statistic meta:table-count="1" meta:cell-count="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cm" svg:y="4.2cm" style:legend-expansion="high" chart:style-name="ch2"/>
        <chart:plot-area chart:style-name="ch3" table:cell-range-address="Sheet1.A2:Sheet1.B25 Sheet1.B1:Sheet1.B1" chart:data-source-has-labels="both" svg:x="0.32cm" svg:y="0.18cm" svg:width="13.41cm" svg:height="8.64cm">
          <chartooo:coordinate-region svg:x="1.144cm" svg:y="0.38cm" svg:width="12.58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